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line-height="100%"/>
    </style:style>
    <style:style style:name="P2" style:family="paragraph" style:parent-style-name="Standard" style:master-page-name="Standard">
      <style:paragraph-properties fo:margin-top="0.423cm" fo:margin-bottom="0.423cm" style:contextual-spacing="false" fo:line-height="100%" style:page-number="auto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thering Heights, <text:span text:style-name="T1">a novel first published in 1847, is a classic story</text:span> by Emily Bronte. The book tells the story of Heathcliff, a dark and brooding young man who is taken in by the Earnshaw family. <text:span text:style-name="T1">The Earnshaws live in a remote farmhouse on the Yorkshire moors, called Wuthering Heights.</text:span> The novel is a tale of revenge, love, and the destructive power of obsession.</text:p>
      <text:p text:style-name="P1">The tale <text:span text:style-name="T1">commences</text:span> with the arrival of Mr. Lockwood, a new tenant at Thrushcross Grange. <text:span text:style-name="T1">Lockwood</text:span> is renting a property from Heathcliff, and is intrigued by Heathcliff's strange demeanor and the curious history of Wuthering Heights. <text:span text:style-name="T1">We learn about the past of Heathcliff and the Earnshaw family through entries in Lockwood's diary.</text:span></text:p>
      <text:p text:style-name="P1">Heathcliff was found as an orphan on the streets of Liverpool by Mr. Earnshaw, the patriarch of the Earnshaws. <text:span text:style-name="T1">The man</text:span> takes him in and raises the boy as his own, much to the chagrin of his own children, Hindley and Catherine. Despite their initial hostility, Heathcliff and Catherine develop a <text:span text:style-name="T1">burning</text:span> love for each other. However, Catherine then decides to marry Edgar Linton, a wealthy neighbor,<text:span text:style-name="T1"> rather than</text:span> Heathcliff, because she believes that it will bring her a better life.</text:p>
      <text:p text:style-name="P1"><text:span text:style-name="T1">Being rejected by Catherine leaves Heathcliff resentful and distraught</text:span>. He becomes consumed by a desire for revenge against those who <text:span text:style-name="T1">he has been wronged by</text:span>, and he sets out to destroy the lives of <text:span text:style-name="T1">those</text:span> who have hurt him. The novel follows the relationships between Heathcliff, Catherine, and their respective families, which are <text:span text:style-name="T1">slowly</text:span> torn apart by Heathcliff's <text:span text:style-name="T1">obsessive revenge.</text:span></text:p>
      <text:p text:style-name="P1">One of the central themes of <text:span text:style-name="T1">the novel </text:span>is<text:span text:style-name="T1"> the destruction brought by obsession</text:span>. Heathcliff's love for Catherine becomes all-consuming, and he is willing to do anything to be with her, <text:span text:style-name="T1">even going as far as destroying her life and the lives of those around her</text:span>. The novel also examines how social classes can prevent people from being together, regardless of their love for each other, <text:span text:style-name="T1">and so bring about great destruction.</text:span></text:p>
      <text:p text:style-name="P1">The story also prominently features the idea of fate and destiny. <text:span text:style-name="T1">It seems as if the love between Heathcliff and Catherine is predestined, as they are attracted to each other from a young age.</text:span> <text:span text:style-name="T1">However, tragedy and despair ensue as their social circumstances and the choices they make ultimately prevent them from being together.</text:span></text:p>
      <text:p text:style-name="P1">To summarize, Wuthering Heights is a haunting and powerful novel that explores themes of love, revenge, obsession, and social class. The novel's complex characters, intricate plot, and atmospheric setting on the Yorkshire moors make it a timeless classic, and <text:span text:style-name="T1">to this day many readers find themselves enthralled by it.</text:span></text:p>
      <text:p text:style-name="Standard">(432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style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style:contextual-spacing="false" fo:line-height="100%" fo:text-align="start" style:justify-single-word="false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10:21:14.590000000</dc:date>
    <meta:generator>LibreOffice/7.5.2.2$Windows_X86_64 LibreOffice_project/53bb9681a964705cf672590721dbc85eb4d0c3a2</meta:generator>
    <meta:editing-duration>PT4M47S</meta:editing-duration>
    <meta:editing-cycles>1</meta:editing-cycles>
    <meta:document-statistic meta:table-count="0" meta:image-count="0" meta:object-count="0" meta:page-count="1" meta:paragraph-count="8" meta:word-count="434" meta:character-count="2639" meta:non-whitespace-character-count="2213"/>
  </office:meta>
</office:document-meta>
</file>